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ethodArgumentResolver.resolveNamedValue( String name , MethodParameter parameter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NamedValueInfo.RequestHeaderNamedValueInfo( RequestHeader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singleParam( RequestHeader annotation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RequestHeader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